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, 'Calibri MSFontService', sans-serif"/>
    <style:font-face style:name="Verdana" svg:font-family="Verdana, sans-serif"/>
    <style:font-face style:name="Arial" svg:font-family="Arial" style:font-family-generic="swiss"/>
    <style:font-face style:name="FreeSans2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paragraph-rsid="000d12a5" style:font-size-asian="14pt" style:font-name-complex="Arial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139ca0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39ca0" officeooo:paragraph-rsid="001f9942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5pt" style:font-size-asian="15pt" style:font-name-complex="Arial" style:font-size-complex="15pt"/>
    </style:style>
    <style:style style:name="P10" style:family="paragraph" style:parent-style-name="Standard">
      <style:paragraph-properties fo:text-align="end" style:justify-single-word="false"/>
      <style:text-properties style:font-name="Arial" fo:font-size="15pt" style:font-size-asian="15pt" style:font-name-complex="Arial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6pt" officeooo:rsid="00139ca0" officeooo:paragraph-rsid="001f9942" style:font-size-asian="16pt" style:font-name-complex="Arial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6pt" style:font-size-asian="16pt" style:font-name-complex="Arial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6pt" officeooo:rsid="0013cb48" officeooo:paragraph-rsid="0013cb48" style:font-size-asian="16pt" style:font-name-complex="Arial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3pt" style:font-size-asian="13pt" style:font-name-complex="Arial" style:font-size-complex="13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3pt" fo:font-weight="bold" officeooo:rsid="001761fc" officeooo:paragraph-rsid="001761fc" style:font-size-asian="13pt" style:font-weight-asian="bold" style:font-name-complex="Arial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fo:font-size="13pt" fo:font-weight="bold" officeooo:paragraph-rsid="001761fc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00c64df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style:font-name="Arial" fo:font-size="13pt" fo:language="pt" fo:country="BR" fo:font-style="normal" fo:font-weight="bold" officeooo:rsid="00139ca0" officeooo:paragraph-rsid="001761fc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3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4pt" fo:font-weight="bold" officeooo:paragraph-rsid="000c64df" style:font-size-asian="14pt" style:font-weight-asian="bold" style:font-name-complex="Arial" style:font-size-complex="14pt" style:font-weight-complex="bold"/>
    </style:style>
    <style:style style:name="P24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8pt" style:font-size-asian="18pt" style:font-name-complex="Arial" style:font-size-complex="18pt"/>
    </style:style>
    <style:style style:name="P25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style:font-name-complex="Arial"/>
    </style:style>
    <style:style style:name="P26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officeooo:paragraph-rsid="000c64df" style:font-name-complex="Arial"/>
    </style:style>
    <style:style style:name="P27" style:family="paragraph" style:parent-style-name="Standard">
      <style:paragraph-properties fo:margin-left="10.1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28" style:family="paragraph" style:parent-style-name="Default_7e_LT_7e_Titel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9" style:family="paragraph" style:parent-style-name="Preformatted_20_Text">
      <style:paragraph-properties fo:text-align="start" style:justify-single-word="false"/>
      <style:text-properties fo:font-variant="normal" fo:text-transform="none" fo:font-style="normal" fo:font-weight="normal" officeooo:paragraph-rsid="0015b534"/>
    </style:style>
    <style:style style:name="P30" style:family="paragraph" style:parent-style-name="Preformatted_20_Text">
      <style:paragraph-properties fo:margin-left="0cm" fo:margin-right="0cm" style:line-height-at-least="0.556cm" fo:text-align="start" style:justify-single-word="false" fo:text-indent="1.244cm" style:auto-text-indent="false" fo:padding="0cm" fo:border="none"/>
      <style:text-properties fo:font-variant="normal" fo:text-transform="none" style:font-name="Arial" fo:font-size="12pt" fo:font-style="normal" fo:font-weight="normal" officeooo:paragraph-rsid="0015b534" style:font-size-asian="12pt" style:font-size-complex="12pt"/>
    </style:style>
    <style:style style:name="P31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style:font-name="Arial" fo:font-size="11pt" fo:language="pt" fo:country="BR" fo:font-style="normal" fo:font-weight="bold" officeooo:paragraph-rsid="001761fc" style:font-weight-asian="bold" style:font-name-complex="Arial" style:font-weight-complex="bold"/>
    </style:style>
    <style:style style:name="P32" style:family="paragraph" style:parent-style-name="Standard" style:master-page-name="">
      <style:paragraph-properties fo:text-align="center" style:justify-single-word="false" style:page-number="auto"/>
      <style:text-properties style:font-name="Arial" officeooo:paragraph-rsid="0015b534" style:font-name-complex="Arial"/>
    </style:style>
    <style:style style:name="P33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style:font-name="Arial" fo:font-size="13pt" fo:font-style="normal" fo:font-weight="bold" officeooo:paragraph-rsid="001761fc" style:font-size-asian="13pt" style:font-weight-asian="bold" style:font-name-complex="Arial" style:font-size-complex="13pt" style:font-weight-complex="bold"/>
    </style:style>
    <style:style style:name="P34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style:font-name="Arial" fo:font-size="13pt" fo:font-style="normal" fo:font-weight="bold" officeooo:paragraph-rsid="001761fc" style:font-size-asian="13pt" style:font-weight-asian="bold" style:font-size-complex="13pt" style:font-weight-complex="bold"/>
    </style:style>
    <style:style style:name="P35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style:font-name="Arial" fo:font-size="13pt" fo:language="pt" fo:country="BR" fo:font-style="normal" fo:font-weight="bold" officeooo:paragraph-rsid="001761fc" style:font-size-asian="13pt" style:font-weight-asian="bold" style:font-size-complex="13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3pt" fo:font-weight="bold" officeooo:paragraph-rsid="001761fc" style:font-size-asian="13pt" style:font-weight-asian="bold" style:font-size-complex="13pt" style:font-weight-complex="bold"/>
    </style:style>
    <style:style style:name="P37" style:family="paragraph" style:parent-style-name="Text_20_body">
      <style:paragraph-properties fo:text-align="start" style:justify-single-word="false"/>
      <style:text-properties officeooo:paragraph-rsid="0013cb48"/>
    </style:style>
    <style:style style:name="P38" style:family="paragraph" style:parent-style-name="Text_20_body">
      <style:paragraph-properties fo:text-align="start" style:justify-single-word="false"/>
      <style:text-properties officeooo:paragraph-rsid="0015b534"/>
    </style:style>
    <style:style style:name="P3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 style:font-size-asian="12pt" style:font-size-complex="12pt"/>
    </style:style>
    <style:style style:name="P4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 officeooo:paragraph-rsid="0013cb48" style:font-size-asian="12pt" style:font-size-complex="12pt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fo:font-weight="bold" officeooo:rsid="0027a5de" officeooo:paragraph-rsid="0027a5de" style:font-size-asian="14pt" style:font-weight-asian="bold" style:font-name-complex="Arial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" fo:font-size="14pt" fo:font-weight="bold" officeooo:rsid="000d12a5" officeooo:paragraph-rsid="000d12a5" style:font-size-asian="14pt" style:font-weight-asian="bold" style:font-name-complex="Arial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4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4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fo:font-weight="bold" officeooo:rsid="000d0062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style:font-name="Century Schoolbook L" fo:font-size="12pt" officeooo:paragraph-rsid="0015b534" style:font-size-asian="12pt" style:font-size-complex="12pt"/>
    </style:style>
    <style:style style:name="P49" style:family="paragraph" style:parent-style-name="Standard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style:font-name="Century Schoolbook L" fo:font-size="12pt" officeooo:paragraph-rsid="002bf269" style:font-size-asian="12pt" style:font-size-complex="12pt"/>
    </style:style>
    <style:style style:name="P50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8pt" officeooo:paragraph-rsid="00295f0b" style:font-size-asian="18pt" style:font-name-complex="Arial" style:font-size-complex="18pt"/>
    </style:style>
    <style:style style:name="P51" style:family="paragraph" style:parent-style-name="Standard">
      <style:paragraph-properties fo:margin-left="10.1cm" fo:margin-right="0cm" fo:text-align="justify" style:justify-single-word="false" fo:orphans="2" fo:widows="2" fo:hyphenation-ladder-count="no-limit" fo:text-indent="0cm" style:auto-text-indent="false" style:writing-mode="lr-tb"/>
      <style:text-properties officeooo:paragraph-rsid="00295f0b" fo:hyphenate="false" fo:hyphenation-remain-char-count="2" fo:hyphenation-push-char-count="2"/>
    </style:style>
    <style:style style:name="P52" style:family="paragraph" style:parent-style-name="Text_20_body">
      <style:paragraph-properties fo:text-align="start" style:justify-single-word="false"/>
      <style:text-properties style:font-name="Arial" officeooo:paragraph-rsid="002ee1e9"/>
    </style:style>
    <style:style style:name="P53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4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47cm" loext:contextual-spacing="false" fo:line-height="120%" fo:text-align="start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706cm"/>
        </style:tab-stops>
      </style:paragraph-properties>
      <style:text-properties style:font-name="Century Schoolbook L" fo:font-size="12pt" fo:font-weight="bold" officeooo:paragraph-rsid="0013cb48" style:font-size-asian="12pt" style:font-weight-asian="bold" style:font-size-complex="12pt" style:font-weight-complex="bold" fo:hyphenate="false" fo:hyphenation-remain-char-count="2" fo:hyphenation-push-char-count="2"/>
    </style:style>
    <style:style style:name="P55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47cm" loext:contextual-spacing="false" fo:line-height="120%" fo:text-align="start" style:justify-single-word="false" fo:orphans="2" fo:widows="2" fo:hyphenation-ladder-count="no-limit" fo:text-indent="-1.199cm" style:auto-text-indent="false" style:page-number="auto" fo:background-color="transparent" style:writing-mode="lr-tb">
        <style:tab-stops>
          <style:tab-stop style:position="0.706cm"/>
        </style:tab-stops>
      </style:paragraph-properties>
      <style:text-properties fo:font-size="12pt" officeooo:paragraph-rsid="0013cb48" style:font-size-asian="12pt" style:font-size-complex="12pt" fo:hyphenate="false" fo:hyphenation-remain-char-count="2" fo:hyphenation-push-char-count="2"/>
    </style:style>
    <style:style style:name="P56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style:font-name="Calibri" fo:font-size="12pt" fo:language="pt" fo:country="BR" fo:font-style="normal" fo:font-weight="bold" style:font-size-asian="12pt" style:font-size-complex="12pt"/>
    </style:style>
    <style:style style:name="P57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style:font-name="Calibri" fo:font-size="12pt" fo:language="pt" fo:country="BR" fo:font-style="normal" fo:font-weight="normal" style:font-size-asian="12pt" style:font-size-complex="12pt"/>
    </style:style>
    <style:style style:name="P58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font-style="normal" fo:font-weight="normal" style:font-size-asian="12pt" style:font-size-complex="12pt"/>
    </style:style>
    <style:style style:name="P59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font-style="normal" fo:font-weight="normal" officeooo:paragraph-rsid="001761fc" style:font-size-asian="12pt" style:font-size-complex="12pt"/>
    </style:style>
    <style:style style:name="P60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font-style="normal" fo:font-weight="normal" officeooo:paragraph-rsid="002f80a1" style:font-size-asian="12pt" style:font-size-complex="12pt"/>
    </style:style>
    <style:style style:name="P61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font-style="normal" fo:font-weight="normal" officeooo:paragraph-rsid="003a08ba" style:font-size-asian="12pt" style:font-size-complex="12pt"/>
    </style:style>
    <style:style style:name="P62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font-style="normal" fo:font-weight="normal" officeooo:paragraph-rsid="003a7891" style:font-size-asian="12pt" style:font-size-complex="12pt"/>
    </style:style>
    <style:style style:name="P63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language="pt" fo:country="BR" fo:font-style="normal" fo:font-weight="normal" style:font-size-asian="12pt" style:font-size-complex="12pt"/>
    </style:style>
    <style:style style:name="P64" style:family="paragraph" style:parent-style-name="Text_20_body">
      <style:paragraph-properties fo:margin-left="0cm" fo:margin-right="0cm" style:line-height-at-least="0.556cm" fo:text-align="justify" style:justify-single-word="false" fo:text-indent="1.244cm" style:auto-text-indent="false" fo:padding="0cm" fo:border="none"/>
      <style:text-properties fo:font-variant="normal" fo:text-transform="none" fo:font-size="12pt" fo:language="pt" fo:country="BR" fo:font-style="normal" fo:font-weight="normal" officeooo:paragraph-rsid="001761fc" style:font-size-asian="12pt" style:font-size-complex="12pt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 officeooo:paragraph-rsid="0015b534" style:font-size-asian="12pt" style:font-size-complex="12pt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entury Schoolbook L" fo:font-size="12pt" officeooo:paragraph-rsid="0015b534" style:font-size-asian="12pt" style:font-size-complex="12pt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Century Schoolbook L" fo:font-size="12pt" fo:font-weight="bold" officeooo:paragraph-rsid="0015b534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fo:font-size="12pt" fo:font-style="normal" fo:font-weight="normal" style:font-size-asian="12pt" style:font-size-complex="12pt"/>
    </style:style>
    <style:style style:name="P72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fo:font-size="12pt" fo:font-style="normal" fo:font-weight="normal" officeooo:paragraph-rsid="001761fc" style:font-size-asian="12pt" style:font-size-complex="12pt"/>
    </style:style>
    <style:style style:name="P73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fo:font-size="12pt" style:font-size-asian="12pt" style:font-size-complex="12pt"/>
    </style:style>
    <style:style style:name="P74" style:family="paragraph" style:parent-style-name="Text_20_body">
      <style:paragraph-properties fo:margin-left="0cm" fo:margin-right="0cm" style:line-height-at-least="0.794cm" fo:text-align="start" style:justify-single-word="false" fo:text-indent="0cm" style:auto-text-indent="false" fo:padding="0cm" fo:border="none"/>
      <style:text-properties fo:font-variant="normal" fo:text-transform="none" fo:font-size="12pt" fo:language="pt" fo:country="BR" fo:font-style="normal" fo:font-weight="normal" style:font-size-asian="12pt" style:font-size-complex="12pt"/>
    </style:style>
    <style:style style:name="P75" style:family="paragraph" style:parent-style-name="Preformatted_20_Text">
      <style:paragraph-properties fo:text-align="justify" style:justify-single-word="false"/>
      <style:text-properties officeooo:paragraph-rsid="002ee1e9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c64df" style:font-name-complex="Arial"/>
    </style:style>
    <style:style style:name="T3" style:family="text">
      <style:text-properties style:font-name="Arial" officeooo:rsid="00295f0b" style:font-name-complex="Arial"/>
    </style:style>
    <style:style style:name="T4" style:family="text">
      <style:text-properties style:font-name="Arial" fo:font-size="2pt" style:font-size-asian="2pt" style:font-name-complex="Arial" style:font-size-complex="2pt"/>
    </style:style>
    <style:style style:name="T5" style:family="text">
      <style:text-properties style:font-name="Arial" fo:font-size="15pt" style:font-size-asian="15pt" style:font-name-complex="Arial" style:font-size-complex="15pt"/>
    </style:style>
    <style:style style:name="T6" style:family="text">
      <style:text-properties style:font-name="Arial" fo:font-size="15pt" fo:font-style="italic" style:font-size-asian="15pt" style:font-name-complex="Arial" style:font-size-complex="15pt"/>
    </style:style>
    <style:style style:name="T7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15b534" style:font-size-asian="12pt" style:font-size-complex="12pt"/>
    </style:style>
    <style:style style:name="T11" style:family="text">
      <style:text-properties style:font-name="Arial" fo:font-size="12pt" officeooo:rsid="002ee1e9" style:font-size-asian="12pt" style:font-size-complex="12pt"/>
    </style:style>
    <style:style style:name="T12" style:family="text">
      <style:text-properties style:font-name="Arial" fo:font-size="12pt" fo:language="pt" fo:country="BR" officeooo:rsid="0015b534" style:font-size-asian="12pt" style:font-weight-asian="normal" style:font-size-complex="12pt" style:font-weight-complex="normal"/>
    </style:style>
    <style:style style:name="T13" style:family="text">
      <style:text-properties style:font-name="Arial" fo:font-size="12pt" fo:language="pt" fo:country="BR" officeooo:rsid="002dcb82" style:font-size-asian="12pt" style:font-weight-asian="normal" style:font-size-complex="12pt" style:font-weight-complex="normal"/>
    </style:style>
    <style:style style:name="T14" style:family="text">
      <style:text-properties style:font-name="Arial" fo:font-size="11pt" fo:language="pt" fo:country="BR" officeooo:rsid="0015b534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name-complex="Arial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0c64df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139ca0" style:font-size-asian="16pt" style:font-weight-asian="bold" style:font-size-complex="16pt" style:font-weight-complex="bold"/>
    </style:style>
    <style:style style:name="T22" style:family="text">
      <style:text-properties style:font-name="Calibri"/>
    </style:style>
    <style:style style:name="T23" style:family="text">
      <style:text-properties style:font-name="Calibri" fo:language="pt" fo:country="BR"/>
    </style:style>
    <style:style style:name="T24" style:family="text">
      <style:text-properties style:font-name="Calibri" fo:language="pt" fo:country="BR" fo:font-style="italic"/>
    </style:style>
    <style:style style:name="T25" style:family="text">
      <style:text-properties style:font-name="Calibri" fo:language="pt" fo:country="BR" fo:font-style="italic" fo:font-weight="bold"/>
    </style:style>
    <style:style style:name="T26" style:family="text">
      <style:text-properties style:font-name="Calibri" fo:language="pt" fo:country="BR" fo:font-style="italic" fo:font-weight="bold" style:font-weight-asian="bold" style:font-weight-complex="bold"/>
    </style:style>
    <style:style style:name="T27" style:family="text">
      <style:text-properties style:font-name="Calibri" fo:language="pt" fo:country="BR" fo:font-style="italic" fo:font-weight="bold" officeooo:rsid="003a08ba"/>
    </style:style>
    <style:style style:name="T28" style:family="text">
      <style:text-properties style:font-name="Calibri" fo:language="pt" fo:country="BR" fo:font-style="italic" fo:font-weight="bold" officeooo:rsid="003534ee"/>
    </style:style>
    <style:style style:name="T29" style:family="text">
      <style:text-properties style:font-name="Calibri" fo:language="pt" fo:country="BR" fo:font-style="italic" fo:font-weight="bold" officeooo:rsid="003a7891"/>
    </style:style>
    <style:style style:name="T30" style:family="text">
      <style:text-properties style:font-name="Calibri" fo:language="pt" fo:country="BR" fo:font-style="italic" officeooo:rsid="003534ee" style:font-weight-asian="normal" style:font-weight-complex="normal"/>
    </style:style>
    <style:style style:name="T31" style:family="text">
      <style:text-properties style:font-name="Calibri" fo:language="pt" fo:country="BR" fo:font-style="italic" officeooo:rsid="003a08ba" style:font-weight-asian="normal" style:font-weight-complex="normal"/>
    </style:style>
    <style:style style:name="T32" style:family="text">
      <style:text-properties style:font-name="Calibri" fo:language="pt" fo:country="BR" fo:font-style="italic" officeooo:rsid="003a7891" style:font-weight-asian="normal" style:font-weight-complex="normal"/>
    </style:style>
    <style:style style:name="T33" style:family="text">
      <style:text-properties style:font-name="Calibri" fo:language="pt" fo:country="BR" fo:font-style="italic" officeooo:rsid="003a7891" style:font-style-asian="italic" style:font-style-complex="italic"/>
    </style:style>
    <style:style style:name="T34" style:family="text">
      <style:text-properties style:font-name="Calibri" fo:language="pt" fo:country="BR" fo:font-weight="bold"/>
    </style:style>
    <style:style style:name="T35" style:family="text">
      <style:text-properties style:font-name="Calibri" fo:language="pt" fo:country="BR" fo:font-weight="bold" officeooo:rsid="002a4463"/>
    </style:style>
    <style:style style:name="T36" style:family="text">
      <style:text-properties style:font-name="Calibri" fo:language="pt" fo:country="BR" fo:font-weight="bold" officeooo:rsid="0036bf78" style:font-weight-asian="bold" style:font-weight-complex="bold"/>
    </style:style>
    <style:style style:name="T37" style:family="text">
      <style:text-properties style:font-name="Calibri" fo:language="pt" fo:country="BR" fo:font-style="normal" fo:font-weight="bold"/>
    </style:style>
    <style:style style:name="T38" style:family="text">
      <style:text-properties style:font-name="Calibri" fo:language="pt" fo:country="BR" fo:font-style="normal" fo:font-weight="bold" officeooo:rsid="002a4463"/>
    </style:style>
    <style:style style:name="T39" style:family="text">
      <style:text-properties style:font-name="Calibri" fo:language="pt" fo:country="BR" officeooo:rsid="00311d7f"/>
    </style:style>
    <style:style style:name="T40" style:family="text">
      <style:text-properties style:font-name="Calibri" fo:language="pt" fo:country="BR" officeooo:rsid="002f80a1"/>
    </style:style>
    <style:style style:name="T41" style:family="text">
      <style:text-properties style:font-name="Calibri" fo:language="pt" fo:country="BR" officeooo:rsid="003534ee"/>
    </style:style>
    <style:style style:name="T42" style:family="text">
      <style:text-properties style:font-name="Calibri" fo:language="pt" fo:country="BR" officeooo:rsid="0036bf78"/>
    </style:style>
    <style:style style:name="T43" style:family="text">
      <style:text-properties style:font-name="Calibri" fo:language="pt" fo:country="BR" officeooo:rsid="0038a7e3"/>
    </style:style>
    <style:style style:name="T44" style:family="text">
      <style:text-properties style:font-name="Calibri" fo:language="pt" fo:country="BR" officeooo:rsid="003a08ba"/>
    </style:style>
    <style:style style:name="T45" style:family="text">
      <style:text-properties style:font-name="Calibri" fo:language="pt" fo:country="BR" officeooo:rsid="003a7891"/>
    </style:style>
    <style:style style:name="T46" style:family="text">
      <style:text-properties style:font-name="Calibri" fo:language="pt" fo:country="BR" officeooo:rsid="003a7891" style:font-style-asian="normal" style:font-weight-asian="normal" style:font-style-complex="normal" style:font-weight-complex="normal"/>
    </style:style>
    <style:style style:name="T47" style:family="text">
      <style:text-properties style:font-name="Calibri" fo:font-weight="bold"/>
    </style:style>
    <style:style style:name="T48" style:family="text">
      <style:text-properties style:font-name="Calibri" fo:font-weight="bold" officeooo:rsid="002a4463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139ca0"/>
    </style:style>
    <style:style style:name="T51" style:family="text">
      <style:text-properties fo:language="pt" fo:country="BR" officeooo:rsid="000d0062"/>
    </style:style>
    <style:style style:name="T52" style:family="text">
      <style:text-properties fo:language="pt" fo:country="BR" officeooo:rsid="000d0062" style:font-name-complex="Arial"/>
    </style:style>
    <style:style style:name="T53" style:family="text">
      <style:text-properties fo:language="pt" fo:country="BR" officeooo:rsid="001761fc" style:font-name-complex="Arial"/>
    </style:style>
    <style:style style:name="T54" style:family="text">
      <style:text-properties fo:language="pt" fo:country="BR" officeooo:rsid="001761fc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style="normal" fo:font-weight="normal"/>
    </style:style>
    <style:style style:name="T57" style:family="text">
      <style:text-properties fo:font-variant="normal" fo:text-transform="none" fo:language="pt" fo:country="BR" fo:font-style="normal" fo:font-weight="bold"/>
    </style:style>
    <style:style style:name="T58" style:family="text">
      <style:text-properties fo:font-variant="normal" fo:text-transform="none" fo:language="pt" fo:country="BR" fo:font-style="normal" fo:font-weight="bold" officeooo:rsid="000d0062" style:font-style-asian="italic" style:font-weight-asian="bold" style:font-name-complex="Arial" style:font-style-complex="italic" style:font-weight-complex="bold"/>
    </style:style>
    <style:style style:name="T59" style:family="text">
      <style:text-properties fo:font-variant="normal" fo:text-transform="none" fo:language="pt" fo:country="BR" fo:font-style="normal" fo:font-weight="bold" officeooo:rsid="002bf269"/>
    </style:style>
    <style:style style:name="T60" style:family="text">
      <style:text-properties fo:font-variant="normal" fo:text-transform="none" fo:language="pt" fo:country="BR" fo:font-style="normal" officeooo:rsid="00139ca0" style:font-name-complex="Arial"/>
    </style:style>
    <style:style style:name="T61" style:family="text">
      <style:text-properties fo:font-variant="normal" fo:text-transform="none" fo:language="pt" fo:country="BR" fo:font-style="normal" officeooo:rsid="000d0062" style:font-name-complex="Arial"/>
    </style:style>
    <style:style style:name="T62" style:family="text">
      <style:text-properties fo:font-variant="normal" fo:text-transform="none" fo:language="pt" fo:country="BR" fo:font-style="normal" officeooo:rsid="001761fc" style:font-name-complex="Arial"/>
    </style:style>
    <style:style style:name="T63" style:family="text">
      <style:text-properties fo:font-variant="normal" fo:text-transform="none" fo:language="pt" fo:country="BR" fo:font-style="italic" fo:font-weight="bold" style:font-style-asian="italic" style:font-style-complex="italic"/>
    </style:style>
    <style:style style:name="T64" style:family="text">
      <style:text-properties fo:font-variant="normal" fo:text-transform="none" fo:language="pt" fo:country="BR" fo:font-style="italic" fo:font-weight="bold" officeooo:rsid="002bf269" style:font-style-asian="italic" style:font-style-complex="italic"/>
    </style:style>
    <style:style style:name="T65" style:family="text">
      <style:text-properties fo:font-variant="normal" fo:text-transform="none" fo:language="pt" fo:country="BR" fo:font-style="italic" fo:font-weight="bold" officeooo:rsid="002bf269" style:font-style-asian="italic" style:font-weight-asian="bold" style:font-name-complex="Arial" style:font-style-complex="italic" style:font-weight-complex="bold"/>
    </style:style>
    <style:style style:name="T66" style:family="text">
      <style:text-properties fo:font-variant="normal" fo:text-transform="none" style:font-name="Calibri" fo:font-size="16pt" fo:language="pt" fo:country="BR" fo:font-style="normal" fo:font-weight="bold" officeooo:rsid="000d0062" style:font-size-asian="16pt" style:font-weight-asian="bold" style:font-name-complex="Arial" style:font-size-complex="16pt" style:font-weight-complex="bold"/>
    </style:style>
    <style:style style:name="T67" style:family="text">
      <style:text-properties fo:font-variant="normal" fo:text-transform="none" style:font-name="Calibri" fo:font-size="16pt" fo:language="pt" fo:country="BR" fo:font-style="normal" fo:font-weight="bold" officeooo:rsid="002a4463" style:font-size-asian="16pt" style:font-weight-asian="bold" style:font-name-complex="Arial" style:font-size-complex="16pt" style:font-weight-complex="bold"/>
    </style:style>
    <style:style style:name="T68" style:family="text">
      <style:text-properties fo:font-variant="normal" fo:text-transform="none" style:font-name="Calibri" fo:font-size="12pt" fo:language="pt" fo:country="BR" fo:font-style="normal" fo:font-weight="bold" officeooo:rsid="000d0062" style:font-size-asian="12pt" style:font-weight-asian="bold" style:font-name-complex="Arial" style:font-size-complex="12pt" style:font-weight-complex="bold"/>
    </style:style>
    <style:style style:name="T69" style:family="text">
      <style:text-properties fo:font-variant="normal" fo:text-transform="none" fo:font-style="italic" fo:font-weight="normal" style:font-style-asian="italic" style:font-style-complex="italic"/>
    </style:style>
    <style:style style:name="T70" style:family="text">
      <style:text-properties fo:font-variant="normal" fo:text-transform="none" fo:font-style="normal" fo:font-weight="normal"/>
    </style:style>
    <style:style style:name="T71" style:family="text">
      <style:text-properties fo:font-variant="normal" fo:text-transform="none" fo:font-style="normal" officeooo:rsid="000d0062" style:font-name-complex="Arial"/>
    </style:style>
    <style:style style:name="T72" style:family="text">
      <style:text-properties fo:font-variant="normal" fo:text-transform="none" style:font-name="Century Schoolbook L" fo:font-size="12pt" fo:language="pt" fo:country="BR" fo:font-style="italic" fo:font-weight="bold" officeooo:rsid="000d0062" style:font-size-asian="12pt" style:font-style-asian="italic" style:font-weight-asian="bold" style:font-name-complex="Arial" style:font-size-complex="12pt" style:font-style-complex="italic" style:font-weight-complex="bold"/>
    </style:style>
    <style:style style:name="T73" style:family="text">
      <style:text-properties fo:font-variant="normal" fo:text-transform="none" style:font-name="Century Schoolbook L" fo:font-size="12pt" fo:language="pt" fo:country="BR" fo:font-style="normal" fo:font-weight="bold" officeooo:rsid="000d0062" style:font-size-asian="12pt" style:font-weight-asian="bold" style:font-name-complex="Arial" style:font-size-complex="12pt" style:font-weight-complex="bold"/>
    </style:style>
    <style:style style:name="T74" style:family="text">
      <style:text-properties fo:font-variant="normal" fo:text-transform="none" style:font-name="Century Schoolbook L" fo:font-size="12pt" fo:language="pt" fo:country="BR" fo:font-style="normal" fo:font-weight="bold" officeooo:rsid="002e18a4" style:font-size-asian="12pt" style:font-weight-asian="bold" style:font-name-complex="Arial" style:font-size-complex="12pt" style:font-weight-complex="bold"/>
    </style:style>
    <style:style style:name="T75" style:family="text">
      <style:text-properties fo:font-variant="normal" fo:text-transform="none" style:font-name="Century Schoolbook L" fo:font-size="12pt" fo:language="pt" fo:country="BR" fo:font-style="normal" fo:font-weight="bold" officeooo:rsid="002ee1e9" style:font-size-asian="12pt" style:font-weight-asian="bold" style:font-name-complex="Arial" style:font-size-complex="12pt" style:font-weight-complex="bold"/>
    </style:style>
    <style:style style:name="T76" style:family="text">
      <style:text-properties fo:font-variant="normal" fo:text-transform="none" style:font-name="Century Schoolbook L" fo:font-size="12pt" fo:font-style="normal" fo:font-weight="bold" officeooo:rsid="000d0062" style:font-size-asian="12pt" style:font-weight-asian="bold" style:font-name-complex="Arial" style:font-size-complex="12pt" style:font-weight-complex="bold"/>
    </style:style>
    <style:style style:name="T77" style:family="text">
      <style:text-properties fo:font-variant="normal" fo:text-transform="none" style:font-name="Century Schoolbook L" fo:font-size="12pt" fo:font-style="normal" fo:font-weight="bold" officeooo:rsid="002ee1e9" style:font-size-asian="12pt" style:font-weight-asian="bold" style:font-name-complex="Arial" style:font-size-complex="12pt" style:font-weight-complex="bold"/>
    </style:style>
    <style:style style:name="T78" style:family="text">
      <style:text-properties fo:font-variant="normal" fo:text-transform="none" fo:font-size="12pt" fo:language="pt" fo:country="BR" fo:font-style="normal" fo:font-weight="bold" officeooo:rsid="000d0062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font-size="12pt" fo:font-style="normal" fo:font-weight="bold" officeooo:rsid="000d0062" style:font-size-asian="12pt" style:font-weight-asian="bold" style:font-name-complex="Arial" style:font-size-complex="12pt" style:font-weight-complex="bold"/>
    </style:style>
    <style:style style:name="T80" style:family="text">
      <style:text-properties fo:font-variant="normal" fo:text-transform="none" style:font-name="arial" fo:language="pt" fo:country="BR" fo:font-style="normal" fo:font-weight="normal" officeooo:rsid="002d6f42" style:font-weight-asian="normal" style:font-weight-complex="normal"/>
    </style:style>
    <style:style style:name="T81" style:family="text">
      <style:text-properties officeooo:rsid="00139ca0"/>
    </style:style>
    <style:style style:name="T82" style:family="text">
      <style:text-properties style:font-name="Century Schoolbook L"/>
    </style:style>
    <style:style style:name="T83" style:family="text">
      <style:text-properties style:font-name="Century Schoolbook L" fo:font-weight="bold" style:font-weight-asian="bold" style:font-weight-complex="bold"/>
    </style:style>
    <style:style style:name="T84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style:font-name="Century Schoolbook L" fo:font-style="italic" style:font-style-asian="italic" style:font-style-complex="italic"/>
    </style:style>
    <style:style style:name="T86" style:family="text">
      <style:text-properties style:font-name-complex="Arial"/>
    </style:style>
    <style:style style:name="T87" style:family="text">
      <style:text-properties officeooo:rsid="001761fc" style:font-name-complex="Arial"/>
    </style:style>
    <style:style style:name="T88" style:family="text">
      <style:text-properties officeooo:rsid="000d0062" style:font-name-complex="Arial"/>
    </style:style>
    <style:style style:name="T89" style:family="text">
      <style:text-properties officeooo:rsid="0029c58a" style:font-name-complex="Arial"/>
    </style:style>
    <style:style style:name="T90" style:family="text">
      <style:text-properties officeooo:rsid="0027a5de"/>
    </style:style>
    <style:style style:name="T91" style:family="text">
      <style:text-properties officeooo:rsid="00295f0b"/>
    </style:style>
    <style:style style:name="T92" style:family="text">
      <style:text-properties officeooo:rsid="002a4463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size="12pt" officeooo:rsid="001f9942" style:font-size-asian="12pt" style:font-size-complex="12pt"/>
    </style:style>
    <style:style style:name="T95" style:family="text">
      <style:text-properties fo:font-size="12pt" officeooo:rsid="002a4463" style:font-size-asian="12pt" style:font-size-complex="12pt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UNIVERSIDADE FEDERAL DO RIO GRANDE DO NORTE – UFRN</text:p>
      <text:p text:style-name="P42">INSTITUTO METRÓPOLE DIGITAL - IMD</text:p>
      <text:p text:style-name="P1"/>
      <text:p text:style-name="P1"/>
      <text:p text:style-name="P42">UBIRAJARA DIAS VIEGAS JÚNIOR</text:p>
      <text:p text:style-name="P42">YAN CARLOS ROCHA DA SILVA</text:p>
      <text:p text:style-name="P4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/>
      <text:p text:style-name="P24"><text:span text:style-name="T19">A</text:span>nálise da complexidade temporal dos métodos <text:span text:style-name="T90">da implementação de uma Árvore Binária de Busca modificada</text:span></text:p>
      <text:p text:style-name="P25"/>
      <text:p text:style-name="P28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atal-<text:span text:style-name="T55">R</text:span>N</text:p>
      <text:p text:style-name="P9">Maio/201<text:span text:style-name="T90">9</text:span></text:p>
      <text:p text:style-name="P2"/>
      <text:p text:style-name="P1"/>
      <text:p text:style-name="P1"><text:soft-page-break/></text:p>
      <text:p text:style-name="P42">UBIRAJARA DIAS VIEGAS JÚNIOR</text:p>
      <text:p text:style-name="P42">YAN CARLOS ROCHA DA SILVA</text:p>
      <text:p text:style-name="P4"/>
      <text:p text:style-name="P3"/>
      <text:p text:style-name="P3"/>
      <text:p text:style-name="P3"/>
      <text:p text:style-name="P3"/>
      <text:p text:style-name="P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50"><text:span text:style-name="T19">A</text:span>nálise da complexidade temporal dos métodos <text:span text:style-name="T90">da implementação de uma Árvore Binária de Busca modificada</text:span> <text:s text:c="8"/></text:p>
      <text:p text:style-name="P2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1"><text:span text:style-name="T1">Trabalho </text:span><text:span text:style-name="T3">realizado para obtenção de pontos extras na <text:s/>1</text:span><text:span text:style-name="T2">ª </text:span><text:span text:style-name="T3">unidade e complementação da </text:span><text:span text:style-name="T1">nota </text:span><text:span text:style-name="T3">da</text:span><text:span text:style-name="T2"> 2ª </text:span><text:span text:style-name="T1">unidade da disciplina de </text:span><text:span text:style-name="T2">Estrutura de Dados Básicas II </text:span><text:span text:style-name="T4"><text:s/></text:span><text:span text:style-name="T1">do</text:span><text:span text:style-name="T4"> </text:span><text:span text:style-name="T1">Bacharelado de Tecnologia da Informação da Universidade Federal do Rio Grande do Norte.</text:span></text:p>
      <text:p text:style-name="P27"/>
      <text:p text:style-name="P6"/>
      <text:p text:style-name="P20"><text:span text:style-name="T5">Professora: </text:span><text:span text:style-name="T6">Silvia Maria Diniz Monteiro Maia</text:span><text:span text:style-name="Strong_20_Emphasis"><text:span text:style-name="T15"> </text:span></text:span></text:p>
      <text:p text:style-name="P10"/>
      <text:p text:style-name="P5"><text:tab/><text:tab/></text:p>
      <text:p text:style-name="P6"/>
      <text:p text:style-name="P6"/>
      <text:p text:style-name="P6"/>
      <text:p text:style-name="P10"/>
      <text:p text:style-name="P9">Natal-RN</text:p>
      <text:p text:style-name="P9">Maio/201<text:span text:style-name="T91">9</text:span></text:p>
      <text:p text:style-name="P10"><text:soft-page-break/></text:p>
      <text:p text:style-name="P11">SUMÁRIO</text:p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7">1.OBJETIVO……………...……..……………….………………………………………..4</text:p>
      <text:p text:style-name="P18"/>
      <text:p text:style-name="P19"><text:span text:style-name="T87">2</text:span><text:span text:style-name="T86">.</text:span><text:span text:style-name="T87">MÉTODO</text:span><text:span text:style-name="T89">S..</text:span><text:span text:style-name="T86">…..………...……..……………….………………………………………..</text:span><text:span text:style-name="T87">4</text:span></text:p>
      <text:p text:style-name="P21"/>
      <text:p text:style-name="P36"><text:span text:style-name="T60">2</text:span><text:span text:style-name="T61">.1. bool</text:span><text:span text:style-name="T71"> </text:span><text:span text:style-name="T61">search(int</text:span><text:span text:style-name="T71"> </text:span><text:span text:style-name="T61">key)………………………………………………………………...</text:span><text:span text:style-name="T62">5</text:span></text:p>
      <text:p text:style-name="P33"><text:span text:style-name="T50">2</text:span><text:span text:style-name="T49">.2. bool</text:span> <text:span text:style-name="T49">insert(int</text:span> <text:span text:style-name="T49">key).</text:span><text:span text:style-name="T51">………………………………….……………………………...</text:span><text:span text:style-name="T54">5</text:span></text:p>
      <text:p text:style-name="P34"><text:span text:style-name="T50">2</text:span><text:span text:style-name="T49">.3. bool</text:span> <text:span text:style-name="T49">remove(int</text:span> <text:span text:style-name="T49">value)</text:span><text:span text:style-name="T52">……………………………………………………………..</text:span><text:span text:style-name="T53">5</text:span></text:p>
      <text:p text:style-name="P34"><text:span text:style-name="T50">2</text:span><text:span text:style-name="T49">.4. int enesimoElemento(int n)</text:span><text:span text:style-name="T52"> ……………………….……………...………………</text:span><text:span text:style-name="T53">6</text:span></text:p>
      <text:p text:style-name="P34"><text:span text:style-name="T50">2</text:span><text:span text:style-name="T49">.5. bool ehCheia().</text:span><text:span text:style-name="T52">…………………………………………….………………………...</text:span><text:span text:style-name="T53">6</text:span></text:p>
      <text:p text:style-name="P35"><text:span text:style-name="T81">2</text:span>.6. bool ehCompleta()..<text:span text:style-name="T88">………………………………….……………………………...</text:span><text:span text:style-name="T87">6</text:span></text:p>
      <text:p text:style-name="P35"><text:span text:style-name="T81">2</text:span>.7. int posicao(int x)..<text:span text:style-name="T88">…………………………………………………………………...</text:span><text:span text:style-name="T87">6</text:span></text:p>
      <text:p text:style-name="P35"><text:span text:style-name="T81">2.8. int mediana().</text:span><text:span text:style-name="T88">………………………………………………………………………...</text:span><text:span text:style-name="T87">6</text:span></text:p>
      <text:p text:style-name="P34"><text:span text:style-name="T50">2</text:span><text:span text:style-name="T49">.9. string</text:span> <text:span text:style-name="T49">toString().</text:span><text:span text:style-name="T52">…………………………………………...………………………...</text:span><text:span text:style-name="T53">7</text:span></text:p>
      <text:p text:style-name="P3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1. OBJETIVO</text:p>
      <text:p text:style-name="P14"/>
      <text:p text:style-name="P13"><text:tab/><text:span text:style-name="T94">O objetivo deste trabalho é realizar a implementação de uma Árvore Binária de Busca (ABB), implementando algumas modificações na sua estrutura básica para beneficiar certas operações, fazendo-as custarem menos. Este relatário traz a análise da complexidade assintótica de cada uma das operações que serão realizadas por essa estrutura. A implementação foi realizada usando a linguagem C++. No próximo tópico seguem a descriçao das funcionalidades implementadas, bem como suas devidas estratégias de desenvolvimento e análise da complexidade assintótica de cada método.</text:span></text:p>
      <text:p text:style-name="P8"/>
      <text:p text:style-name="P7"/>
      <text:p text:style-name="P7"><text:span text:style-name="T21">2</text:span><text:span text:style-name="T20">. </text:span><text:span text:style-name="T21">MÉTODOS</text:span></text:p>
      <text:p text:style-name="P5"/>
      <text:p text:style-name="P15"><text:span text:style-name="T92"><text:tab/></text:span><text:span text:style-name="T95">Os seguintes métodos foram implementados:</text:span></text:p>
      <text:p text:style-name="P32"/>
      <text:list xml:id="list3471095621" text:style-name="L1">
        <text:list-header>
          <text:p text:style-name="P54"><text:span text:style-name="T17">int</text:span><text:span text:style-name="T86"> enesimoElemento (</text:span><text:span text:style-name="T17">int</text:span><text:span text:style-name="T86"> n);</text:span></text:p>
        </text:list-header>
      </text:list>
      <text:p text:style-name="P37"><text:span text:style-name="T8"><text:tab/></text:span><text:span text:style-name="T7">Retorna o n-ésimo elemento (contando a partir de 1) do percurso em ordem (</text:span><text:span text:style-name="Strong_20_Emphasis"><text:span text:style-name="T7">ordem simétrica</text:span></text:span><text:span text:style-name="T7">) da ABB.</text:span></text:p>
      <text:list xml:id="list3325054204" text:style-name="L2">
        <text:list-header>
          <text:p text:style-name="P55"><text:span text:style-name="T84">int</text:span><text:span text:style-name="T83"> posicao (</text:span><text:span text:style-name="T84">int</text:span><text:span text:style-name="T83"> x);</text:span></text:p>
        </text:list-header>
      </text:list>
      <text:p text:style-name="P40"><text:span text:style-name="T93"><text:tab/></text:span>Retorna a posição ocupada pelo elemento x em um percurso em ordem simétrica na ABB (contando a partir de 1).</text:p>
      <text:p text:style-name="P68"><text:span text:style-name="T18"><text:tab/>int</text:span><text:span text:style-name="T93"> mediana (); </text:span></text:p>
      <text:p text:style-name="P39"><text:span text:style-name="T93"><text:tab/></text:span>Retorna o elemento que contém a mediana da ABB. Se a ABB possuir um número par de elementos, retorn<text:span text:style-name="T92">a</text:span> o menor dentre os dois elementos medianos.</text:p>
      <text:p text:style-name="P70"><text:span text:style-name="T16"><text:tab/>bool</text:span> ehCheia (); </text:p>
      <text:p text:style-name="P66"><text:span text:style-name="T83"><text:tab/></text:span>Retorna verdadeiro se a ABB for uma árvore binária cheia, caso contrário, <text:span text:style-name="T92">retorna falso.</text:span></text:p>
      <text:p text:style-name="P67"><text:span text:style-name="T85"><text:tab/>bool</text:span><text:span text:style-name="T82"> ehCompleta ();</text:span> </text:p>
      <text:p text:style-name="P65"><text:tab/>Retorna verdadeiro se a ABB for uma árvore binária <text:span text:style-name="T92">completa</text:span>, caso contrário, retorna falso.</text:p>
      <text:p text:style-name="P69"><text:span text:style-name="T16"><text:tab/>String</text:span> toString (); </text:p>
      <text:p text:style-name="P53"><text:tab/>Retorna uma String que contém a sequência de visitação (percorrimento) da ABB por nível.</text:p>
      <text:p text:style-name="P38"><text:span text:style-name="T72"><text:tab/>bool</text:span><text:span text:style-name="T76"> </text:span><text:span text:style-name="T73">search(</text:span><text:span text:style-name="T74">Node * r, </text:span><text:span text:style-name="T72">int</text:span><text:span text:style-name="T76"> </text:span><text:span text:style-name="T77">chave</text:span><text:span text:style-name="T73">);</text:span><text:bookmark text:name="LC308"/><text:span text:style-name="Source_20_Text"><text:span text:style-name="T78"> </text:span></text:span></text:p>
      <text:p text:style-name="P75"><text:span text:style-name="Source_20_Text"><text:span text:style-name="T10"><text:tab/></text:span></text:span><text:span text:style-name="Source_20_Text"><text:span text:style-name="T11">Recebe um nó que servirá como a raiz para a busca e uma chave. </text:span></text:span><text:span text:style-name="Source_20_Text"><text:span text:style-name="T10">Retorna verdadeiro</text:span></text:span><text:span text:style-name="Source_20_Text"><text:span text:style-name="T9"> caso tenha encontrado o respectivo nó com a chave, senão, </text:span></text:span><text:span text:style-name="Source_20_Text"><text:span text:style-name="T11">retorna </text:span></text:span><text:span text:style-name="Source_20_Text"><text:span text:style-name="T10">falso.</text:span></text:span></text:p>
      <text:p text:style-name="P48"><text:span text:style-name="T58"><text:tab/></text:span><text:span text:style-name="T65">void</text:span><text:span text:style-name="T69"> </text:span><text:span text:style-name="T57">insert</text:span><text:span text:style-name="T59">Tree</text:span><text:span text:style-name="T57">(</text:span><text:span text:style-name="T63">int</text:span><text:span text:style-name="T70"> </text:span><text:span text:style-name="T57">key);</text:span></text:p>
      <text:p text:style-name="P29"><text:span text:style-name="Source_20_Text"><text:span text:style-name="T12"><text:tab/></text:span></text:span><text:span text:style-name="Source_20_Text"><text:span text:style-name="T13">Insere o valor passado como parâmetro na árvore.</text:span></text:span></text:p>
      <text:p text:style-name="P49"><text:span text:style-name="T63"><text:tab/></text:span></text:p>
      <text:p text:style-name="P49"><text:span text:style-name="T63"><text:tab/></text:span><text:span text:style-name="T64">void</text:span><text:span text:style-name="T70"> </text:span><text:span text:style-name="T57">remove</text:span><text:span text:style-name="T59">Tree</text:span><text:span text:style-name="T57">(</text:span><text:span text:style-name="T63">int</text:span><text:span text:style-name="T70"> </text:span><text:span text:style-name="T57">value);</text:span></text:p>
      <text:p text:style-name="P49"><text:span text:style-name="T57"><text:tab/></text:span><text:span text:style-name="T80">Remove o elemento passado como parâmetro da árvore, se existir.</text:span></text:p>
      <text:p text:style-name="P30"><text:span text:style-name="Source_20_Text"><text:span text:style-name="T14"/></text:span></text:p>
      <text:p text:style-name="P53"/>
      <text:p text:style-name="P53"><text:soft-page-break/></text:p>
      <text:p text:style-name="P52"><text:span text:style-name="T67">3</text:span><text:span text:style-name="T66">.1. </text:span><text:span text:style-name="T68">bool</text:span><text:span text:style-name="T79"> </text:span><text:span text:style-name="T68">search(</text:span><text:span text:style-name="T74">Node * r, </text:span><text:span text:style-name="T72">int</text:span><text:span text:style-name="T73"> </text:span><text:span text:style-name="T75">chave</text:span><text:span text:style-name="T68">)</text:span></text:p>
      <text:p text:style-name="P60"><text:span text:style-name="T40">Este método realiza a busca por uma determinada chave, que é passada como parâmetro, em uma subárvore que também é passada como parâmetro. Desta forma, pode-se passar toda a árvore como parâmetro (basta passar a raiz) ou qualquer uma de suas subárvores, enraizado por um nó n qualquer. </text:span><text:span text:style-name="T39">Desta forma, amplia-se o escopo da operação de busca dentro da estrutura.</text:span></text:p>
      <text:p text:style-name="P58"><text:span text:style-name="T39">A busca em uma árvore binária de busca funciona da seguinte forma: primeiro, compara-se a chave buscada com a chave da raiz, caso seja igual, se encerra a execução da função. Caso a chave buscada seja menor que a chave <text:s/>da raiz, percorre-se a subárvore da esquerda. Caso contrário, percorre-se a subárvore da direita.</text:span> <text:span text:style-name="T23">Portanto, com </text:span><text:span text:style-name="T39">o algoritmo ou percorre a esquerda da raiz, ou a direita , a complexidade</text:span><text:span text:style-name="T23"> é </text:span><text:span text:style-name="T39">da ordem de</text:span><text:span text:style-name="T23"> </text:span><text:span text:style-name="T25">O(log n)</text:span><text:span text:style-name="T23">.</text:span> <text:span text:style-name="T23">No pior caso, </text:span><text:span text:style-name="T39">quando se tem uma</text:span><text:span text:style-name="T23"> árvore em zig-zag, </text:span><text:span text:style-name="T39">a complexidade fica</text:span><text:span text:style-name="T23"> </text:span><text:span text:style-name="T25">O(n)</text:span><text:span text:style-name="T23">.</text:span></text:p>
      <text:p text:style-name="P71"><text:span text:style-name="T35">3</text:span><text:span text:style-name="T34">.2. bool</text:span> <text:span text:style-name="T34">insert(int</text:span> <text:span text:style-name="T34">key)</text:span></text:p>
      <text:p text:style-name="P63"><text:span text:style-name="T47"/></text:p>
      <text:p text:style-name="P56"/>
      <text:p text:style-name="P71"><text:span text:style-name="T35">3</text:span><text:span text:style-name="T34">.3. bool</text:span> <text:span text:style-name="T34">remove(int</text:span> <text:span text:style-name="T34">value)</text:span></text:p>
      <text:p text:style-name="P58"><text:span text:style-name="T23"/></text:p>
      <text:p text:style-name="P57"/>
      <text:p text:style-name="P73"><text:span text:style-name="T38">3</text:span><text:span text:style-name="T37">.4. int</text:span><text:span text:style-name="T56"> </text:span><text:span text:style-name="T37">enesimoElemento(int</text:span><text:span text:style-name="T56"> </text:span><text:span text:style-name="T37">n)</text:span></text:p>
      <text:p text:style-name="P59"><text:span text:style-name="T23"/></text:p>
      <text:p text:style-name="P59"><text:span text:style-name="T23"/></text:p>
      <text:p text:style-name="P71"><text:span text:style-name="T35">3</text:span><text:span text:style-name="T34">.5. bool</text:span> <text:span text:style-name="T34">ehCheia()</text:span></text:p>
      <text:p text:style-name="P61"><text:span text:style-name="T41">E</text:span><text:span text:style-name="T23">ste método tem como objetivo </text:span><text:span text:style-name="T41">informar se a árvore binária é uma árvore cheia, ou seja, só existem nós folhas no último nível da árvore. Devido a alteração proposta na estrutura</text:span><text:span text:style-name="T23">,</text:span> <text:span text:style-name="T23">é </text:span><text:span text:style-name="T41">possível</text:span> <text:span text:style-name="T23">verifica</text:span><text:span text:style-name="T41">r</text:span> <text:span text:style-name="T23">se a quantidade de elementos presentes na ABB é igual à quantidade</text:span> <text:span text:style-name="T23">máxima de elementos. </text:span><text:span text:style-name="T42">Essa quantidade pode ser encontrada em função da altura da árvore. </text:span><text:span text:style-name="T23">Se for igual,</text:span> <text:span text:style-name="T23">retorna </text:span><text:span text:style-name="T26">true</text:span> <text:span text:style-name="T23">senão, retorna </text:span><text:span text:style-name="T26">false</text:span><text:span text:style-name="T23">. Portanto, </text:span><text:span text:style-name="T41">devido a essa modificação,</text:span><text:span text:style-name="T23"> a</text:span> <text:span text:style-name="T23">complexidade </text:span><text:span text:style-name="T41">do método é </text:span><text:span text:style-name="T28">O(</text:span><text:span text:style-name="T27">h</text:span><text:span text:style-name="T28">)</text:span><text:span text:style-name="T30">, </text:span><text:span text:style-name="T31">por ser</text:span><text:span text:style-name="T27"> </text:span><text:span text:style-name="T41">ditada pela </text:span><text:span text:style-name="T44">altura da árvore</text:span><text:span text:style-name="T41">, </text:span><text:span text:style-name="T44">já que a mesma é utilizada para se encontrar a quantidade de elementos</text:span><text:span text:style-name="T23">.</text:span></text:p>
      <text:p text:style-name="P74"><text:span text:style-name="T48">3</text:span><text:span text:style-name="T47">.6. bool</text:span> <text:span text:style-name="T47">ehCompleta()</text:span></text:p>
      <text:p text:style-name="P59"><text:span text:style-name="T42">Análogo ao métod</text:span><text:span text:style-name="T44">o</text:span><text:span text:style-name="T42"> </text:span><text:span text:style-name="T36">ehCheia()</text:span><text:span text:style-name="T42">, esse método verifica se uma ABB é completa, ou seja, os nós folhas encontram-se no último ou penúltimo nível da árvore. Devido a alteração proposta na estrutura, é possível realizar essa </text:span><text:soft-page-break/><text:span text:style-name="T42">verificacão comparando se o número de elementos se encontra no intervalo entre a quantidade mínima de elementos e a quantidade máxima.</text:span><text:span text:style-name="T23"> Portanto a</text:span> <text:span text:style-name="T23">complexidade </text:span><text:span text:style-name="T43">também</text:span> <text:span text:style-name="T23">é </text:span><text:span text:style-name="T25">O(</text:span><text:span text:style-name="T27">h</text:span><text:span text:style-name="T25">)</text:span><text:span text:style-name="T23">.</text:span></text:p>
      <text:p text:style-name="P74"><text:span text:style-name="T48">3</text:span><text:span text:style-name="T47">.7. int</text:span> <text:span text:style-name="T47">posicao(int</text:span> <text:span text:style-name="T47">x)</text:span></text:p>
      <text:p text:style-name="P64"><text:span text:style-name="T22"/></text:p>
      <text:p text:style-name="P74"><text:span text:style-name="T48">3</text:span><text:span text:style-name="T47">.8. int</text:span> <text:span text:style-name="T47">mediana()</text:span></text:p>
      <text:p text:style-name="P63"><text:span text:style-name="T22"/></text:p>
      <text:p text:style-name="P72"><text:span text:style-name="T35">3</text:span><text:span text:style-name="T34">.9. string</text:span> <text:span text:style-name="T34">toString()</text:span></text:p>
      <text:p text:style-name="P62"><text:span text:style-name="T45">E</text:span><text:span text:style-name="T23">ste método </text:span><text:span text:style-name="T45">retorna</text:span><text:span text:style-name="T23"> uma </text:span><text:span text:style-name="T24">string,</text:span> <text:span text:style-name="T23">co</text:span><text:span text:style-name="T45">ntendo</text:span><text:span text:style-name="T23"> a chaves dos nós da ABB percorridos por nível. </text:span><text:span text:style-name="T45">Primeiro é criada uma string vazia para receber as chaves. Em seguida, utiliza-se uma estrutura de dados auxiliar do tipo </text:span><text:span text:style-name="T33">Fila</text:span><text:span text:style-name="T45"> para guardar os nós durante o percorrimento. A cada iteração do percorrimento, o valor da chave é salvo na string, que vai sendo concatena a cada iteração. Ao final, a string conta com todo a árvore. Devido a o percorrimento ser realizado em todos os nós da árvore, temos uma complexidade linear (</text:span><text:span text:style-name="T25">O(n)</text:span><text:span text:style-name="T46">).</text:span></text:p>
      <text:p text:style-name="P58"><text:span text:style-name="T23">Além disso, para garantir que a </text:span><text:span text:style-name="T24">string</text:span> <text:span text:style-name="T24">final</text:span> <text:span text:style-name="T23">seja correta, deve-se</text:span> <text:span text:style-name="T23">fazer a verificação</text:span> <text:span text:style-name="T23">da existência do filho à esquerda antes do filho à direita.</text:span> <text:span text:style-name="T23">Pois</text:span><text:span text:style-name="T45"> como se utiliza uma fila que tem o comportamento de FIFO (First In First Out), </text:span><text:span text:style-name="T23">o percurso em nível inicia-se</text:span> <text:span text:style-name="T23">do nó mais à esquerda para o mais à direita.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" svg:font-family="Calibri, 'Calibri MSFontService', sans-serif"/>
    <style:font-face style:name="Verdana" svg:font-family="Verdana, sans-serif"/>
    <style:font-face style:name="Arial" svg:font-family="Arial" style:font-family-generic="swiss"/>
    <style:font-face style:name="FreeSans2" svg:font-family="FreeSans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24:52.276856600</meta:creation-date>
    <dc:date>2019-05-05T18:18:47.900616710</dc:date>
    <meta:editing-cycles>31</meta:editing-cycles>
    <meta:editing-duration>PT12H45M22S</meta:editing-duration>
    <meta:generator>LibreOffice/6.1.5.2$Linux_X86_64 LibreOffice_project/10$Build-2</meta:generator>
    <meta:document-statistic meta:table-count="0" meta:image-count="0" meta:object-count="0" meta:page-count="6" meta:paragraph-count="66" meta:word-count="911" meta:character-count="5935" meta:non-whitespace-character-count="5048"/>
  </office:meta>
</office:document-meta>
</file>